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paragraph-properties fo:padding="0.049cm" fo:border="0.002cm solid #d9d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tch : needs work<text:line-break/><text:line-break/>"Are you tired of spending hours formatting and typesetting your math documents by hand? Our app makes it easy to create professional-quality documents in a fraction of the time. With our search-by-formula and drag-and-drop components, you can quickly and easily add equations, figures, and other elements to your documents. Plus, our watermark-free printing option allows you to create polished final versions for presentations or submissions.</text:p>
      <text:p text:style-name="Standard"/>
      <text:p text:style-name="Standard">Our app is perfect for students, professors, and teachers in math, physics, computer science, and engineering. You'll love how easy it is to use and how much time it saves you. Try it out today and see the difference it can make in your document preparation process."</text:p>
      <text:p text:style-name="Standard"/>
      <text:p text:style-name="Standard"/>
      <text:p text:style-name="Standard">Alternate pitch:<text:line-break/>Introducing FormulaFlick, the easy and intuitive way to create, edit, and organize your math formulas. With FormulaFlick, you can quickly build a searchable database of formulas and equations, with a simple drag-and-drop interface that allows you to arrange and customize your content to your exact specifications. Whether you're a student looking to create a cheat sheet for your next math test or a professional who needs to quickly assemble complex equations for work, FormulaFlick makes the process fast and effortless. And with mobile compatibility, you can add, edit, and format your formulas on the go, making it the perfect tool for students and professionals alike. Say goodbye to the frustration of clunky and complicated math software, and hello to the streamlined simplicity of FormulaFlick.</text:p>
      <text:p text:style-name="Standard"/>
      <text:p text:style-name="Standard">Long pitch: </text:p>
      <text:p text:style-name="Standard"/>
      <text:p text:style-name="Standard">"Introducing FormulaFlick, the ultimate online formula editor for students and professionals. With our easy-to-use drag-and-drop interface, you can quickly create and edit math formulas on your desktop or mobile device. But that's not all - our app also features a searchable database of formulas and the ability to print or save your formulas as a PDF for easy reference. Whether you're looking to create cheat sheets for your exams or just need a handy tool for formatting math equations, FormulaFlick has you covered. Try it today and discover how easy math can be."</text:p>
      <text:p text:style-name="Standard"/>
      <text:p text:style-name="Standard">Introducing FormulaFlick - the ultimate math page formatting solution for students and professionals! Our innovative platform combines a searchable formula database, drag-and-drop formula editor, and mobile compatibility, all in one easy-to-use interface.</text:p>
      <text:p text:style-name="Standard"/>
      <text:p text:style-name="Standard">With FormulaFlick, you can quickly and easily create math pages and cheat sheets that are tailored to your specific needs. Our intuitive drag-and-drop editor allows you to easily add and manipulate complex math formulas, making it perfect for students, educators, and professionals alike.</text:p>
      <text:p text:style-name="Standard"/>
      <text:p text:style-name="Standard">Our platform also includes a searchable formula database, so you can quickly find and insert the formulas you need, without having to look them up online or in a textbook. And with our mobile compatibility, you can create and edit math pages on the go, from any device.</text:p>
      <text:p text:style-name="Standard"/>
      <text:p text:style-name="Standard">Finally, FormulaFlick allows you to easily print or export your math pages as PDFs, so you can have them on hand whenever you need them.</text:p>
      <text:p text:style-name="Standard"/>
      <text:p text:style-name="Standard">So why wait? Try FormulaFlick today and discover the ultimate math page formatting solution!<text:line-break/></text:p>
      <text:p text:style-name="Standard"><text:soft-page-break/>Short pitch: "FormulaFlick: The easy way to create and format math formulas. With a searchable formula database and drag-and-drop interface, you can quickly build custom math pages optimized for mobile or desktop use. Perfect for students, teachers, and anyone who needs to work with math formulas."</text:p>
      <text:p text:style-name="Standard"/>
      <text:p text:style-name="Standard"/>
      <text:p text:style-name="Standard">Possible features to work on:</text:p>
      <text:list xml:id="list610833497629884165" text:style-name="L1">
        <text:list-item>
          <text:p text:style-name="P1">searchable organized library of formulas</text:p>
        </text:list-item>
        <text:list-item>
          <text:p text:style-name="P1">templates</text:p>
        </text:list-item>
        <text:list-item>
          <text:p text:style-name="P1">intuitive and pleasant to use editor</text:p>
        </text:list-item>
        <text:list-item>
          <text:p text:style-name="P1">collaboration tools</text:p>
        </text:list-item>
        <text:list-item>
          <text:p text:style-name="P1">integration with other tools (citation management tools?)</text:p>
        </text:list-item>
        <text:list-item>
          <text:p text:style-name="P1">Easy export, print, pdf, latex</text:p>
        </text:list-item>
        <text:list-item>
          <text:p text:style-name="P1">Customize font, colors, etc</text:p>
        </text:list-item>
      </text:list>
      <text:p text:style-name="Standard"/>
      <text:p text:style-name="Standard"/>
      <text:p text:style-name="Standard">Mathjax-node library might be useful for export as latex</text:p>
      <text:p text:style-name="Standard"/>
      <text:p text:style-name="Standard">Important:<text:line-break/></text:p>
      <text:list xml:id="list9217029785202205884" text:style-name="L2">
        <text:list-item>
          <text:p text:style-name="P2">User friendly interface</text:p>
        </text:list-item>
        <text:list-item>
          <text:p text:style-name="P2">Mobile compatible</text:p>
        </text:list-item>
        <text:list-item>
          <text:p text:style-name="P2">Comprehensive formula database</text:p>
        </text:list-item>
        <text:list-item>
          <text:p text:style-name="P2">Collaboration features</text:p>
        </text:list-item>
        <text:list-item>
          <text:p text:style-name="P2">Printable</text:p>
        </text:list-item>
        <text:list-item>
          <text:p text:style-name="P2">Sharable</text:p>
        </text:list-item>
        <text:list-item>
          <text:p text:style-name="P2">Accessible</text:p>
        </text:list-item>
      </text:list>
      <text:p text:style-name="Standard"/>
      <text:p text:style-name="Standard"/>
      <text:p text:style-name="Standard">Advice on searching database:<text:line-break/>One approach you could consider is using a combination of tags and full-text search. You can assign tags to each formula based on its attributes (e.g., algebra, trigonometry, calculus, etc.), and then use a full-text search to allow users to search for specific keywords or phrases within the formulas themselves.</text:p>
      <text:p text:style-name="P3">To implement this, you could use a search engine library such as Elasticsearch or Solr, which can handle both tags and full-text search efficiently. You could also consider using a NoSQL database that supports full-text search, such as Amazon's CloudSearch or Microsoft's Azure Search, instead of DynamoDB.</text:p>
      <text:p text:style-name="P3">Ultimately, the key is to design your data model and search functionality based on your specific use cases and user needs. You may want to experiment with different approaches and get feedback from your users to find the optimal solution for your applic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Parker</meta:initial-creator>
    <meta:creation-date>2023-02-20T12:53:46.52</meta:creation-date>
    <dc:date>2023-02-20T21:42:06.35</dc:date>
    <dc:creator>Crystal Parker</dc:creator>
    <meta:editing-duration>PT2H57M22S</meta:editing-duration>
    <meta:editing-cycles>6</meta:editing-cycles>
    <meta:generator>OpenOffice/4.1.9$Win32 OpenOffice.org_project/419m1$Build-9805</meta:generator>
    <meta:document-statistic meta:table-count="0" meta:image-count="0" meta:object-count="0" meta:page-count="2" meta:paragraph-count="31" meta:word-count="761" meta:character-count="4827"/>
  </office:meta>
</office:document-meta>
</file>